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1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1.94mm" svg:height="394.17mm" svg:x="0.28mm" svg:y="64.01mm">
            <loext:p draw:notify-on-update-of-ranges="Sheet1.B7:Sheet1.F7 Sheet1.A9:Sheet1.A9 Sheet1.B9:Sheet1.F9 Sheet1.A10:Sheet1.A10 Sheet1.B10:Sheet1.F10 Sheet1.B7:Sheet1.F7 Sheet1.A11:Sheet1.A11 Sheet1.B11:Sheet1.F11 Sheet1.B7:Sheet1.F7 Sheet1.A12:Sheet1.A12 Sheet1.B12:Sheet1.F12 Sheet1.B7:Sheet1.F7 Sheet1.A13:Sheet1.A13 Sheet1.B13:Sheet1.F13 Sheet1.B7:Sheet1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5 4690k @4.2G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 without -O flag, debug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zasy podane w mikorsekund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nt poktycia powierzchni elementami</text:p>
          </table:table-cell>
          <table:table-cell table:style-name="ce1" office:value-type="percentage" office:value="0.25" calcext:value-type="percentage">
            <text:p>25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symalna glebokosc drzew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zomair powierzchni</text:p>
          </table:table-cell>
          <table:table-cell office:value-type="string" calcext:value-type="string">
            <text:p>10kx10k</text:p>
          </table:table-cell>
          <table:table-cell office:value-type="string" calcext:value-type="string">
            <text:p>100kx100k</text:p>
          </table:table-cell>
          <table:table-cell office:value-type="string" calcext:value-type="string">
            <text:p>1kkx1kk</text:p>
          </table:table-cell>
          <table:table-cell office:value-type="string" calcext:value-type="string">
            <text:p>10kkx10kk</text:p>
          </table:table-cell>
          <table:table-cell office:value-type="string" calcext:value-type="string">
            <text:p>100kkx100kk</text:p>
          </table:table-cell>
        </table:table-row>
        <table:table-row table:style-name="ro1">
          <table:table-cell office:value-type="string" calcext:value-type="string">
            <text:p>rozmair drzew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ilosc iteracji</text:p>
          </table:table-cell>
          <table:table-cell table:number-columns-repeated="5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rser + createTree</text:p>
          </table:table-cell>
          <table:table-cell office:value-type="float" office:value="110" calcext:value-type="float">
            <text:p>110</text:p>
          </table:table-cell>
          <table:table-cell office:value-type="float" office:value="898" calcext:value-type="float">
            <text:p>898</text:p>
          </table:table-cell>
          <table:table-cell office:value-type="float" office:value="7813" calcext:value-type="float">
            <text:p>7813</text:p>
          </table:table-cell>
          <table:table-cell office:value-type="float" office:value="80983" calcext:value-type="float">
            <text:p>80983</text:p>
          </table:table-cell>
          <table:table-cell office:value-type="float" office:value="895703" calcext:value-type="float">
            <text:p>895703</text:p>
          </table:table-cell>
        </table:table-row>
        <table:table-row table:style-name="ro1">
          <table:table-cell office:value-type="string" calcext:value-type="string">
            <text:p>randomWalk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71652" calcext:value-type="float">
            <text:p>3371652</text:p>
          </table:table-cell>
          <table:table-cell office:value-type="float" office:value="3343924" calcext:value-type="float">
            <text:p>3343924</text:p>
          </table:table-cell>
          <table:table-cell office:value-type="float" office:value="3517800" calcext:value-type="float">
            <text:p>3517800</text:p>
          </table:table-cell>
          <table:table-cell office:value-type="float" office:value="3444207" calcext:value-type="float">
            <text:p>3444207</text:p>
          </table:table-cell>
        </table:table-row>
        <table:table-row table:style-name="ro1">
          <table:table-cell office:value-type="string" calcext:value-type="string">
            <text:p>drawBiggestSquareAtPoint</text:p>
          </table:table-cell>
          <table:table-cell office:value-type="float" office:value="17354" calcext:value-type="float">
            <text:p>17354</text:p>
          </table:table-cell>
          <table:table-cell office:value-type="float" office:value="9139" calcext:value-type="float">
            <text:p>9139</text:p>
          </table:table-cell>
          <table:table-cell office:value-type="float" office:value="14042" calcext:value-type="float">
            <text:p>14042</text:p>
          </table:table-cell>
          <table:table-cell office:value-type="float" office:value="129041" calcext:value-type="float">
            <text:p>129041</text:p>
          </table:table-cell>
          <table:table-cell office:value-type="float" office:value="86050" calcext:value-type="float">
            <text:p>86050</text:p>
          </table:table-cell>
        </table:table-row>
        <table:table-row table:style-name="ro1">
          <table:table-cell office:value-type="string" calcext:value-type="string">
            <text:p>precompute</text:p>
          </table:table-cell>
          <table:table-cell office:value-type="float" office:value="1584510" calcext:value-type="float">
            <text:p>1584510</text:p>
          </table:table-cell>
          <table:table-cell office:value-type="float" office:value="1605950" calcext:value-type="float">
            <text:p>1605950</text:p>
          </table:table-cell>
          <table:table-cell office:value-type="float" office:value="1587008" calcext:value-type="float">
            <text:p>1587008</text:p>
          </table:table-cell>
          <table:table-cell office:value-type="float" office:value="1583803" calcext:value-type="float">
            <text:p>1583803</text:p>
          </table:table-cell>
          <table:table-cell office:value-type="float" office:value="1592455" calcext:value-type="float">
            <text:p>159245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3726" calcext:value-type="float">
            <text:p>3353726</text:p>
          </table:table-cell>
          <table:table-cell office:value-type="float" office:value="3373226" calcext:value-type="float">
            <text:p>3373226</text:p>
          </table:table-cell>
          <table:table-cell office:value-type="float" office:value="3359329" calcext:value-type="float">
            <text:p>3359329</text:p>
          </table:table-cell>
          <table:table-cell office:value-type="float" office:value="3684591" calcext:value-type="float">
            <text:p>3684591</text:p>
          </table:table-cell>
          <table:table-cell office:value-type="float" office:value="5484184" calcext:value-type="float">
            <text:p>5484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.00.0000</text:date>, <text:time style:data-style-name="N2" text:time-value="20:10:07.014923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7:30.693862759</meta:creation-date>
    <dc:date>2016-10-19T20:19:31.110397528</dc:date>
    <meta:editing-duration>PT47M18S</meta:editing-duration>
    <meta:editing-cycles>3</meta:editing-cycles>
    <meta:generator>LibreOffice/5.2.1.2$Linux_X86_64 LibreOffice_project/2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195cm" svg:height="39.418cm" xlink:href=".." xlink:type="simple" chart:class="chart:scatter" chart:style-name="ch1">
        <chart:legend chart:legend-position="end" svg:x="24.942cm" svg:y="18.414cm" style:legend-expansion="high" chart:style-name="ch2"/>
        <chart:plot-area chart:style-name="ch3" table:cell-range-address="Sheet1.B7:Sheet1.F7 Sheet1.A9:Sheet1.F13" chart:data-source-has-labels="column" svg:x="1.614cm" svg:y="0.788cm" svg:width="22.725cm" svg:height="36.861cm">
          <chartooo:coordinate-region svg:x="3.347cm" svg:y="0.987cm" svg:width="20.249cm" svg:height="36.015cm"/>
          <chart:axis chart:dimension="x" chart:name="primary-x" chart:style-name="ch4">
            <chart:title svg:x="11.649cm" svg:y="38.437cm" chart:style-name="ch5">
              <text:p>ilosc elementow</text:p>
            </chart:title>
          </chart:axis>
          <chart:axis chart:dimension="y" chart:name="primary-y" chart:style-name="ch6">
            <chart:title svg:x="0.451cm" svg:y="20.506cm" chart:style-name="ch7">
              <text:p>czas wykonania</text:p>
            </chart:title>
            <chart:grid chart:style-name="ch8" chart:class="major"/>
          </chart:axis>
          <chart:series chart:style-name="ch9" chart:values-cell-range-address="Sheet1.B9:Sheet1.F9" chart:label-cell-address="Sheet1.A9:Sheet1.A9" chart:class="chart:scatter">
            <chart:domain table:cell-range-address="Sheet1.B7:Sheet1.F7"/>
            <chart:data-point chart:repeated="5"/>
          </chart:series>
          <chart:series chart:style-name="ch10" chart:values-cell-range-address="Sheet1.B10:Sheet1.F10" chart:label-cell-address="Sheet1.A10:Sheet1.A10" chart:class="chart:scatter">
            <chart:data-point chart:repeated="5"/>
          </chart:series>
          <chart:series chart:style-name="ch11" chart:values-cell-range-address="" chart:class="chart:scatter">
            <chart:data-point/>
          </chart:series>
          <chart:series chart:style-name="ch12" chart:values-cell-range-address="Sheet1.B11:Sheet1.F11" chart:label-cell-address="Sheet1.A11:Sheet1.A11" chart:class="chart:scatter">
            <chart:data-point chart:repeated="5"/>
          </chart:series>
          <chart:series chart:style-name="ch13" chart:values-cell-range-address="Sheet1.B12:Sheet1.F12" chart:label-cell-address="Sheet1.A12:Sheet1.A12" chart:class="chart:scatter">
            <chart:data-point chart:repeated="5"/>
          </chart:series>
          <chart:series chart:style-name="ch14" chart:values-cell-range-address="Sheet1.B13:Sheet1.F13" chart:label-cell-address="Sheet1.A13:Sheet1.A1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7:Sheet1.F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arser + createTree</text:p>
                <draw:g>
                  <svg:desc>Sheet1.A9:Sheet1.A9</svg:desc>
                </draw:g>
              </table:table-cell>
              <table:table-cell office:value-type="float" office:value="110">
                <text:p>110</text:p>
                <draw:g>
                  <svg:desc>Sheet1.B9:Sheet1.F9</svg:desc>
                </draw:g>
              </table:table-cell>
              <table:table-cell office:value-type="float" office:value="898">
                <text:p>898</text:p>
              </table:table-cell>
              <table:table-cell office:value-type="float" office:value="7813">
                <text:p>7813</text:p>
              </table:table-cell>
              <table:table-cell office:value-type="float" office:value="80983">
                <text:p>80983</text:p>
              </table:table-cell>
              <table:table-cell office:value-type="float" office:value="895703">
                <text:p>895703</text:p>
              </table:table-cell>
            </table:table-row>
            <table:table-row>
              <table:table-cell office:value-type="string">
                <text:p>randomWalk</text:p>
                <draw:g>
                  <svg:desc>Sheet1.A10:Sheet1.A10</svg:desc>
                </draw:g>
              </table:table-cell>
              <table:table-cell office:value-type="float" office:value="3353515">
                <text:p>3353515</text:p>
                <draw:g>
                  <svg:desc>Sheet1.B10:Sheet1.F10</svg:desc>
                </draw:g>
              </table:table-cell>
              <table:table-cell office:value-type="float" office:value="3371652">
                <text:p>3371652</text:p>
              </table:table-cell>
              <table:table-cell office:value-type="float" office:value="3343924">
                <text:p>3343924</text:p>
              </table:table-cell>
              <table:table-cell office:value-type="float" office:value="3517800">
                <text:p>3517800</text:p>
              </table:table-cell>
              <table:table-cell office:value-type="float" office:value="3444207">
                <text:p>3444207</text:p>
              </table:table-cell>
            </table:table-row>
            <table:table-row>
              <table:table-cell office:value-type="string">
                <text:p>drawBiggestSquareAtPoint</text:p>
                <draw:g>
                  <svg:desc>Sheet1.A11:Sheet1.A11</svg:desc>
                </draw:g>
              </table:table-cell>
              <table:table-cell office:value-type="float" office:value="17354">
                <text:p>17354</text:p>
                <draw:g>
                  <svg:desc>Sheet1.B11:Sheet1.F11</svg:desc>
                </draw:g>
              </table:table-cell>
              <table:table-cell office:value-type="float" office:value="9139">
                <text:p>9139</text:p>
              </table:table-cell>
              <table:table-cell office:value-type="float" office:value="14042">
                <text:p>14042</text:p>
              </table:table-cell>
              <table:table-cell office:value-type="float" office:value="129041">
                <text:p>129041</text:p>
              </table:table-cell>
              <table:table-cell office:value-type="float" office:value="86050">
                <text:p>86050</text:p>
              </table:table-cell>
            </table:table-row>
            <table:table-row>
              <table:table-cell office:value-type="string">
                <text:p>precompute</text:p>
                <draw:g>
                  <svg:desc>Sheet1.A12:Sheet1.A12</svg:desc>
                </draw:g>
              </table:table-cell>
              <table:table-cell office:value-type="float" office:value="1584510">
                <text:p>1584510</text:p>
                <draw:g>
                  <svg:desc>Sheet1.B12:Sheet1.F12</svg:desc>
                </draw:g>
              </table:table-cell>
              <table:table-cell office:value-type="float" office:value="1605950">
                <text:p>1605950</text:p>
              </table:table-cell>
              <table:table-cell office:value-type="float" office:value="1587008">
                <text:p>1587008</text:p>
              </table:table-cell>
              <table:table-cell office:value-type="float" office:value="1583803">
                <text:p>1583803</text:p>
              </table:table-cell>
              <table:table-cell office:value-type="float" office:value="1592455">
                <text:p>1592455</text:p>
              </table:table-cell>
            </table:table-row>
            <table:table-row>
              <table:table-cell office:value-type="string">
                <text:p>total</text:p>
                <draw:g>
                  <svg:desc>Sheet1.A13:Sheet1.A13</svg:desc>
                </draw:g>
              </table:table-cell>
              <table:table-cell office:value-type="float" office:value="3353726">
                <text:p>3353726</text:p>
                <draw:g>
                  <svg:desc>Sheet1.B13:Sheet1.F13</svg:desc>
                </draw:g>
              </table:table-cell>
              <table:table-cell office:value-type="float" office:value="3373226">
                <text:p>3373226</text:p>
              </table:table-cell>
              <table:table-cell office:value-type="float" office:value="3359329">
                <text:p>3359329</text:p>
              </table:table-cell>
              <table:table-cell office:value-type="float" office:value="3684591">
                <text:p>3684591</text:p>
              </table:table-cell>
              <table:table-cell office:value-type="float" office:value="5484184">
                <text:p>548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